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 fo:margin-left="36.00pt" fo:text-indent="0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 fo:margin-left="0.00pt" fo:text-indent="36.00pt"/>
    </style:style>
    <style:style style:name="P5" style:family="paragraph">
      <style:paragraph-properties fo:line-height="115.00%" fo:text-align="left"/>
    </style:style>
  </office:automatic-styles>
  <office:body>
    <office:text>
      <text:p text:style-name="P1"><text:span text:style-name="T1">DESENVOLVIMENTO DE APLICAÇÕES WEB I</text:span></text:p>
      <text:p text:style-name="P1"><text:span text:style-name="T2"/></text:p>
      <text:p text:style-name="P1"><text:span text:style-name="T3">ALUNAS: STHEFFANY CRUVINEL MARTINS</text:span></text:p>
      <text:p text:style-name="P1"><text:span text:style-name="T3"><text:tab/><text:s text:c="4"/>ALINY ALVES DUTRA</text:span></text:p>
      <text:p text:style-name="P1"><text:span text:style-name="T3"><text:tab/><text:s text:c="4"/>ANA CRISTINA THIERSCH</text:span></text:p>
      <text:p text:style-name="P1"><text:span text:style-name="T4"/></text:p>
      <text:p text:style-name="P1"><text:span text:style-name="T5">ETAPA 1 - INSTALAÇÕES:</text:span></text:p>
      <text:p text:style-name="P1"><text:span text:style-name="T5"><text:s/><text:tab/></text:span></text:p>
      <text:p text:style-name="P1"><text:span text:style-name="T5">Passo 1) Baixar a última versão do Node.JS 64-bit<text:s/></text:span><text:span text:style-name="T6">(v21.6.2)</text:span></text:p>
      <text:p text:style-name="P1"><text:span text:style-name="T7"/></text:p>
      <text:p text:style-name="P1"><text:span text:style-name="T8">Passo 2) Executar os comandos: </text:span></text:p>
      <text:p text:style-name="P2"><text:span text:style-name="T9">sudo apt-get install curl </text:span></text:p>
      <text:p text:style-name="P2"><text:span text:style-name="T9">curl -fsSL<text:s/></text:span><text:a xlink:href="https://deb.nodesource.com/setup_lts.x"><text:span text:style-name="T10">https://deb.nodesource.com/setup_lts.x</text:span></text:a><text:span text:style-name="T11"><text:s/>| sudo -E bash -</text:span></text:p>
      <text:p text:style-name="P2"><text:span text:style-name="T11">sudo apt-get install -y nodejs</text:span></text:p>
      <text:p text:style-name="P2"><text:span text:style-name="T11">sudo npm install -g n</text:span></text:p>
      <text:p text:style-name="P2"><text:span text:style-name="T11">sudo n latest (Atualiza o node para a ultima versão (v21.6.2))</text:span></text:p>
      <text:p text:style-name="P2"><text:span text:style-name="T11">node --version (Saber a versão do Node instalada)</text:span></text:p>
      <text:p text:style-name="P2"><text:span text:style-name="T12"/></text:p>
      <text:p text:style-name="P3"><text:span text:style-name="T13">Passo 3) Baixar o arquivo do VSCode para Linux Ubuntu, no link:<text:s text:c="2"/></text:span><text:a xlink:href="https://code.visualstudio.com/download"><text:span text:style-name="T14">https://code.visualstudio.com/download</text:span></text:a><text:span text:style-name="T15"/></text:p>
      <text:p text:style-name="P3"><text:span text:style-name="T16"/></text:p>
      <text:p text:style-name="P3"><text:span text:style-name="T17">Passo 4) Entrar no diretório em que o arquivo foi baixado via terminal e executar o comando sudo apt install ./NOME_DO_ARQUIVO.deb</text:span></text:p>
      <text:p text:style-name="P3"><text:span text:style-name="T18"/></text:p>
      <text:p text:style-name="P3"><text:span text:style-name="T19">Passo 5) Instalar o Express (v4.18.2): npm install express </text:span></text:p>
      <text:p text:style-name="P3"><text:span text:style-name="T20"/></text:p>
      <text:p text:style-name="P3"><text:span text:style-name="T21">Passo 6) Para saber se a instalação do Express funcionou, execute o comando: npm list express</text:span></text:p>
      <text:p text:style-name="P3"><text:span text:style-name="T21"/></text:p>
      <text:p text:style-name="P3"><text:span text:style-name="T21">Passo 7) Instale o react</text:span></text:p>
      <text:p text:style-name="P3"><text:span text:style-name="T21">sudo npm -g install create-react-app</text:span><text:span text:style-name="T22"/></text:p>
      <text:p text:style-name="P4"><text:span text:style-name="T22"/></text:p>
      <text:p text:style-name="P5"><text:span text:style-name="T22"/></text:p>
      <text:p text:style-name="P5"><text:span text:style-name="T22"/></text:p>
      <text:p text:style-name="P5"><text:span text:style-name="T23"><text:tab/><text:s text:c="2"/></text:span></text:p>
      <text:p text:style-name="P5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